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essai onclick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p&gt;Click sur le bouton&lt;/p&gt;</text:span></text:p>
      <text:p text:style-name="P1"><text:span text:style-name="T1">&lt;button onclick="displayDate()"&gt;On est le ?&lt;/button&gt;</text:span></text:p>
      <text:p text:style-name="P1"><text:span text:style-name="T1">&lt;script&gt;</text:span></text:p>
      <text:p text:style-name="P1"><text:span text:style-name="T1">function displayDate() {</text:span></text:p>
      <text:p text:style-name="P1"><text:span text:style-name="T1">document.getElementById("demo").innerHTML = Date();</text:span></text:p>
      <text:p text:style-name="P1"><text:span text:style-name="T1">}</text:span></text:p>
      <text:p text:style-name="P1"><text:span text:style-name="T1">&lt;/script&gt;</text:span></text:p>
      <text:p text:style-name="P1"><text:span text:style-name="T1">&lt;p id="demo"&gt;&lt;/p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